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GUIRRE AMASIFUEN KARIN RO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00804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078646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AMOS HUAMANI, KUMA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51139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3 898 1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AGUIRRE AMASIFUEN KARIN ROS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500804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82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306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5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1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421928</text:p>
          </table:table-cell>
          <table:table-cell table:style-name="Tabla2.D3" office:value-type="string">
            <text:p text:style-name="P17">101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0:22:2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